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Tahoma" svg:font-family="Tahoma" style:font-family-generic="swiss" style:font-pitch="variable" svg:panose-1="2 11 6 4 3 5 4 4 2 4"/>
    <style:font-face style:name="AppleSystemUIFont" svg:font-family="AppleSystemUIFont" style:font-family-generic="system"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Standard" style:master-page-name="MP0" style:family="paragraph">
      <style:paragraph-properties fo:break-before="page"/>
      <style:text-properties style:font-name="Tahoma" fo:font-weight="bold" style:font-weight-asian="bold" style:font-weight-complex="bold" fo:language="fr" fo:country="FR"/>
    </style:style>
    <style:style style:name="P2" style:parent-style-name="Standard" style:family="paragraph">
      <style:text-properties style:font-name="Tahoma" fo:language="fr" fo:country="FR"/>
    </style:style>
    <style:style style:name="P3" style:parent-style-name="Standard" style:family="paragraph">
      <style:text-properties style:font-name="Tahoma" fo:language="fr" fo:country="FR"/>
    </style:style>
    <style:style style:name="P4" style:parent-style-name="Standard" style:family="paragraph">
      <style:text-properties style:font-name="Tahoma" fo:language="fr" fo:country="FR"/>
    </style:style>
    <style:style style:name="P5" style:parent-style-name="Standard" style:family="paragraph">
      <style:text-properties style:font-name="Tahoma" fo:language="fr" fo:country="FR"/>
    </style:style>
    <style:style style:name="P6" style:parent-style-name="Standard" style:family="paragraph">
      <style:text-properties style:font-name="Tahoma" fo:font-weight="bold" style:font-weight-asian="bold" style:font-weight-complex="bold" fo:language="fr" fo:country="FR"/>
    </style:style>
    <style:style style:name="P7" style:parent-style-name="Standard" style:family="paragraph">
      <style:text-properties style:font-name="Tahoma" fo:language="fr" fo:country="FR"/>
    </style:style>
    <style:style style:name="P8" style:parent-style-name="Standard" style:family="paragraph">
      <style:text-properties style:font-name="Tahoma" fo:language="fr" fo:country="FR"/>
    </style:style>
    <style:style style:name="P9" style:parent-style-name="Standard" style:family="paragraph">
      <style:text-properties style:font-name="Tahoma" fo:font-weight="bold" style:font-weight-asian="bold" style:font-weight-complex="bold" fo:language="fr" fo:country="FR"/>
    </style:style>
    <style:style style:name="T10" style:parent-style-name="Policepardéfaut" style:family="text">
      <style:text-properties style:font-name="Tahoma" fo:language="fr" fo:country="FR"/>
    </style:style>
    <style:style style:name="T11" style:parent-style-name="Policepardéfaut" style:family="text">
      <style:text-properties style:font-name="Tahoma" fo:font-style="italic" style:font-style-asian="italic" style:font-style-complex="italic" fo:language="fr" fo:country="FR"/>
    </style:style>
    <style:style style:name="T12" style:parent-style-name="Policepardéfaut" style:family="text">
      <style:text-properties style:font-name="Tahoma" fo:language="fr" fo:country="FR"/>
    </style:style>
    <style:style style:name="T13" style:parent-style-name="Policepardéfaut" style:family="text">
      <style:text-properties style:font-name="Tahoma" fo:language="fr" fo:country="FR"/>
    </style:style>
    <style:style style:name="T14" style:parent-style-name="Policepardéfaut" style:family="text">
      <style:text-properties style:font-name="Tahoma" fo:font-style="italic" style:font-style-asian="italic" style:font-style-complex="italic" fo:language="fr" fo:country="FR"/>
    </style:style>
    <style:style style:name="T15" style:parent-style-name="Policepardéfaut" style:family="text">
      <style:text-properties style:font-name="Tahoma" fo:language="fr" fo:country="FR"/>
    </style:style>
    <style:style style:name="T16" style:parent-style-name="Policepardéfaut" style:family="text">
      <style:text-properties style:font-name="Tahoma" fo:language="fr" fo:country="FR"/>
    </style:style>
    <style:style style:name="T17" style:parent-style-name="Policepardéfaut" style:family="text">
      <style:text-properties style:font-name="Tahoma" fo:language="fr" fo:country="FR"/>
    </style:style>
    <style:style style:name="P18" style:parent-style-name="Standard" style:family="paragraph">
      <style:text-properties style:font-name="Tahoma" fo:language="fr" fo:country="FR"/>
    </style:style>
    <style:style style:name="P19" style:parent-style-name="Standard" style:family="paragraph">
      <style:text-properties style:font-name="Tahoma" fo:language="fr" fo:country="FR"/>
    </style:style>
    <style:style style:name="P20" style:parent-style-name="Standard" style:family="paragraph">
      <style:text-properties style:font-name="Tahoma" fo:language="fr" fo:country="FR"/>
    </style:style>
    <style:style style:name="P21" style:parent-style-name="Standard" style:family="paragraph">
      <style:text-properties style:font-name="Tahoma" fo:language="fr" fo:country="FR"/>
    </style:style>
    <style:style style:name="P22" style:parent-style-name="Standard" style:family="paragraph">
      <style:text-properties style:font-name="Tahoma" fo:font-weight="bold" style:font-weight-asian="bold" style:font-weight-complex="bold" fo:language="fr" fo:country="FR"/>
    </style:style>
    <style:style style:name="P23" style:parent-style-name="Standard" style:family="paragraph">
      <style:text-properties style:font-name="Tahoma" fo:language="fr" fo:country="FR"/>
    </style:style>
    <style:style style:name="T24" style:parent-style-name="Policepardéfaut" style:family="text">
      <style:text-properties style:font-name="Tahoma" fo:language="fr" fo:country="FR"/>
    </style:style>
    <style:style style:name="T25" style:parent-style-name="Policepardéfaut" style:family="text">
      <style:text-properties style:font-name="Tahoma" fo:font-style="italic" style:font-style-asian="italic" style:font-style-complex="italic" fo:language="fr" fo:country="FR"/>
    </style:style>
    <style:style style:name="T26" style:parent-style-name="Policepardéfaut" style:family="text">
      <style:text-properties style:font-name="Tahoma" fo:language="fr" fo:country="FR"/>
    </style:style>
    <style:style style:name="T27" style:parent-style-name="Policepardéfaut" style:family="text">
      <style:text-properties style:font-name="Tahoma" fo:language="fr" fo:country="FR"/>
    </style:style>
    <style:style style:name="T28" style:parent-style-name="Policepardéfaut" style:family="text">
      <style:text-properties style:font-name="Tahoma" fo:language="fr" fo:country="FR"/>
    </style:style>
    <style:style style:name="T29" style:parent-style-name="Policepardéfaut" style:family="text">
      <style:text-properties style:font-name="Tahoma" fo:language="fr" fo:country="FR"/>
    </style:style>
    <style:style style:name="T30" style:parent-style-name="Policepardéfaut" style:family="text">
      <style:text-properties style:font-name="Tahoma" fo:font-style="italic" style:font-style-asian="italic" style:font-style-complex="italic" fo:language="fr" fo:country="FR"/>
    </style:style>
    <style:style style:name="T31" style:parent-style-name="Policepardéfaut" style:family="text">
      <style:text-properties style:font-name="Tahoma" fo:language="fr" fo:country="FR"/>
    </style:style>
    <style:style style:name="T32" style:parent-style-name="Policepardéfaut" style:family="text">
      <style:text-properties style:font-name="Tahoma" fo:language="fr" fo:country="FR"/>
    </style:style>
    <style:style style:name="T33" style:parent-style-name="Policepardéfaut" style:family="text">
      <style:text-properties style:font-name="Tahoma" fo:language="fr" fo:country="FR"/>
    </style:style>
    <style:style style:name="P34" style:parent-style-name="Standard" style:family="paragraph">
      <style:text-properties style:font-name="Tahoma" fo:language="fr" fo:country="FR"/>
    </style:style>
    <style:style style:name="P35" style:parent-style-name="Standard" style:family="paragraph">
      <style:text-properties style:font-name="Tahoma" fo:language="fr" fo:country="FR"/>
    </style:style>
    <style:style style:name="T36" style:parent-style-name="Policepardéfaut" style:family="text">
      <style:text-properties style:font-name="Tahoma" fo:language="fr" fo:country="FR"/>
    </style:style>
    <style:style style:name="T37" style:parent-style-name="Policepardéfaut" style:family="text">
      <style:text-properties style:font-name="Tahoma" fo:font-style="italic" style:font-style-asian="italic" style:font-style-complex="italic" fo:language="fr" fo:country="FR"/>
    </style:style>
    <style:style style:name="T38" style:parent-style-name="Policepardéfaut" style:family="text">
      <style:text-properties style:font-name="Tahoma" fo:language="fr" fo:country="FR"/>
    </style:style>
    <style:style style:name="T39" style:parent-style-name="Policepardéfaut" style:family="text">
      <style:text-properties style:font-name="Tahoma" fo:language="fr" fo:country="FR"/>
    </style:style>
    <style:style style:name="T40" style:parent-style-name="Policepardéfaut" style:family="text">
      <style:text-properties style:font-name="Tahoma" fo:font-style="italic" style:font-style-asian="italic" style:font-style-complex="italic" fo:language="fr" fo:country="FR"/>
    </style:style>
    <style:style style:name="T41" style:parent-style-name="Policepardéfaut" style:family="text">
      <style:text-properties style:font-name="Tahoma" fo:language="fr" fo:country="FR"/>
    </style:style>
    <style:style style:name="T42" style:parent-style-name="Policepardéfaut" style:family="text">
      <style:text-properties style:font-name="Tahoma" fo:language="fr" fo:country="FR"/>
    </style:style>
    <style:style style:name="P43" style:parent-style-name="Standard" style:family="paragraph">
      <style:text-properties style:font-name="Tahoma" fo:language="fr" fo:country="FR"/>
    </style:style>
    <style:style style:name="P44" style:parent-style-name="Standard" style:family="paragraph">
      <style:text-properties style:font-name="Tahoma" fo:language="fr" fo:country="FR"/>
    </style:style>
    <style:style style:name="P45" style:parent-style-name="Standard" style:family="paragraph">
      <style:text-properties style:font-name="Tahoma" fo:font-weight="bold" style:font-weight-asian="bold" style:font-weight-complex="bold" fo:language="fr" fo:country="FR"/>
    </style:style>
    <style:style style:name="P46" style:parent-style-name="Standard" style:family="paragraph">
      <style:text-properties style:font-name="Tahoma" fo:language="fr" fo:country="FR"/>
    </style:style>
    <style:style style:name="P47" style:parent-style-name="Standard" style:family="paragraph">
      <style:text-properties style:font-name="Tahoma" fo:language="fr" fo:country="FR"/>
    </style:style>
    <style:style style:name="P48" style:parent-style-name="Standard" style:family="paragraph">
      <style:text-properties style:font-name="Tahoma" fo:language="fr" fo:country="FR"/>
    </style:style>
    <style:style style:name="P49" style:parent-style-name="Standard" style:family="paragraph">
      <style:text-properties style:font-name="Tahoma" fo:language="fr" fo:country="FR"/>
    </style:style>
    <style:style style:name="P50" style:parent-style-name="Standard" style:family="paragraph">
      <style:text-properties style:font-name="Tahoma" fo:language="fr" fo:country="FR"/>
    </style:style>
    <style:style style:name="P51" style:parent-style-name="Standard" style:family="paragraph">
      <style:text-properties style:font-name="Tahoma" fo:language="fr" fo:country="FR"/>
    </style:style>
    <style:style style:name="P52" style:parent-style-name="Standard" style:family="paragraph">
      <style:text-properties style:font-name="Tahoma" fo:language="fr" fo:country="FR"/>
    </style:style>
    <style:style style:name="P53" style:parent-style-name="Standard" style:family="paragraph">
      <style:text-properties style:font-name="Tahoma" fo:font-weight="bold" style:font-weight-asian="bold" style:font-weight-complex="bold" fo:language="fr" fo:country="FR"/>
    </style:style>
    <style:style style:name="P54" style:parent-style-name="Standard" style:family="paragraph">
      <style:text-properties style:font-name="Tahoma" fo:language="fr" fo:country="FR"/>
    </style:style>
    <style:style style:name="P55" style:parent-style-name="Normal" style:family="paragraph">
      <style:paragraph-properties fo:break-before="page"/>
      <style:text-properties style:font-name="Tahoma" fo:language="fr" fo:country="FR"/>
    </style:style>
    <style:style style:name="P56" style:parent-style-name="Standard" style:family="paragraph">
      <style:text-properties style:font-name="Tahoma" fo:language="fr" fo:country="FR"/>
    </style:style>
    <style:style style:name="P57" style:parent-style-name="Standard" style:family="paragraph">
      <style:text-properties style:font-name="Tahoma" fo:language="fr" fo:country="FR"/>
    </style:style>
    <style:style style:name="P58"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59"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60" style:parent-style-name="Normal" style:family="paragraph">
      <style:paragraph-properties fo:widows="2" fo:orphans="2" style:text-autospace="none" style:vertical-align="auto"/>
      <style:text-properties fo:hyphenate="true"/>
    </style:style>
    <style:style style:name="T61" style:parent-style-name="Policepardéfaut" style:family="text">
      <style:text-properties style:font-name="AppleSystemUIFont" style:font-name-complex="AppleSystemUIFont" fo:color="#353535" style:letter-kerning="false" fo:language="fr" fo:country="FR" style:language-complex="ar" style:country-complex="SA"/>
    </style:style>
    <style:style style:name="T62" style:parent-style-name="Policepardéfaut" style:family="text">
      <style:text-properties style:font-name="AppleSystemUIFont" style:font-name-complex="AppleSystemUIFont" fo:color="#DCA10D" style:letter-kerning="false" fo:language="fr" fo:country="FR" style:language-complex="ar" style:country-complex="SA"/>
    </style:style>
    <style:style style:name="T63" style:parent-style-name="Policepardéfaut" style:family="text">
      <style:text-properties style:font-name="AppleSystemUIFont" style:font-name-complex="AppleSystemUIFont" fo:color="#353535" style:letter-kerning="false" fo:language="fr" fo:country="FR" style:language-complex="ar" style:country-complex="SA"/>
    </style:style>
    <style:style style:name="T64" style:parent-style-name="Policepardéfaut" style:family="text">
      <style:text-properties style:font-name="AppleSystemUIFont" style:font-name-complex="AppleSystemUIFont" fo:color="#DCA10D" style:letter-kerning="false" fo:language="fr" fo:country="FR" style:language-complex="ar" style:country-complex="SA"/>
    </style:style>
    <style:style style:name="T65" style:parent-style-name="Policepardéfaut" style:family="text">
      <style:text-properties style:font-name="AppleSystemUIFont" style:font-name-complex="AppleSystemUIFont" fo:color="#353535" style:letter-kerning="false" fo:language="fr" fo:country="FR" style:language-complex="ar" style:country-complex="SA"/>
    </style:style>
    <style:style style:name="P66"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67" style:parent-style-name="Normal" style:family="paragraph">
      <style:paragraph-properties fo:widows="2" fo:orphans="2" style:text-autospace="none" style:vertical-align="auto"/>
      <style:text-properties fo:hyphenate="true"/>
    </style:style>
    <style:style style:name="T68" style:parent-style-name="Policepardéfaut" style:family="text">
      <style:text-properties style:font-name="AppleSystemUIFont" style:font-name-complex="AppleSystemUIFont" fo:color="#353535" style:letter-kerning="false" fo:language="fr" fo:country="FR" style:language-complex="ar" style:country-complex="SA"/>
    </style:style>
    <style:style style:name="T69" style:parent-style-name="Policepardéfaut" style:family="text">
      <style:text-properties style:font-name="AppleSystemUIFont" style:font-name-complex="AppleSystemUIFont" fo:color="#DCA10D" style:letter-kerning="false" fo:language="fr" fo:country="FR" style:language-complex="ar" style:country-complex="SA"/>
    </style:style>
    <style:style style:name="T70" style:parent-style-name="Policepardéfaut" style:family="text">
      <style:text-properties style:font-name="AppleSystemUIFont" style:font-name-complex="AppleSystemUIFont" fo:color="#353535" style:letter-kerning="false" fo:language="fr" fo:country="FR" style:language-complex="ar" style:country-complex="SA"/>
    </style:style>
    <style:style style:name="P71"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72"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73"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74"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75"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76"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77" style:parent-style-name="Normal" style:list-style-name="LFO1" style:family="paragraph">
      <style:paragraph-properties fo:widows="2" fo:orphans="2" style:text-autospace="none" style:vertical-align="auto" fo:margin-left="0in" fo:text-indent="0in">
        <style:tab-stops/>
      </style:paragraph-properties>
      <style:text-properties style:font-name="AppleSystemUIFont" style:font-name-complex="AppleSystemUIFont" fo:color="#353535" style:letter-kerning="false" fo:language="fr" fo:country="FR" style:language-complex="ar" style:country-complex="SA" fo:hyphenate="true"/>
    </style:style>
    <style:style style:name="P78" style:parent-style-name="Normal" style:list-style-name="LFO1" style:family="paragraph">
      <style:paragraph-properties fo:widows="2" fo:orphans="2" style:text-autospace="none" style:vertical-align="auto" fo:margin-left="0in" fo:text-indent="0in">
        <style:tab-stops/>
      </style:paragraph-properties>
      <style:text-properties style:font-name="AppleSystemUIFont" style:font-name-complex="AppleSystemUIFont" fo:color="#353535" style:letter-kerning="false" fo:language="fr" fo:country="FR" style:language-complex="ar" style:country-complex="SA" fo:hyphenate="true"/>
    </style:style>
    <style:style style:name="P79" style:parent-style-name="Normal" style:list-style-name="LFO1" style:family="paragraph">
      <style:paragraph-properties fo:widows="2" fo:orphans="2" style:text-autospace="none" style:vertical-align="auto" fo:margin-left="0in" fo:text-indent="0in">
        <style:tab-stops/>
      </style:paragraph-properties>
      <style:text-properties style:font-name="AppleSystemUIFont" style:font-name-complex="AppleSystemUIFont" fo:color="#353535" style:letter-kerning="false" fo:language="fr" fo:country="FR" style:language-complex="ar" style:country-complex="SA" fo:hyphenate="true"/>
    </style:style>
    <style:style style:name="P80"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81"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82"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83"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84"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85"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86"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87"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88"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89"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90"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91"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92"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93"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94"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95"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96" style:parent-style-name="Normal" style:family="paragraph">
      <style:paragraph-properties fo:widows="2" fo:orphans="2" style:text-autospace="none" style:vertical-align="auto"/>
      <style:text-properties style:font-name="AppleSystemUIFont" style:font-name-complex="AppleSystemUIFont" fo:color="#353535" style:letter-kerning="false" fo:language="fr" fo:country="FR" style:language-complex="ar" style:country-complex="SA" fo:hyphenate="true"/>
    </style:style>
    <style:style style:name="P97" style:parent-style-name="Normal" style:family="paragraph">
      <style:paragraph-properties fo:widows="2" fo:orphans="2" style:text-autospace="none" style:vertical-align="auto"/>
      <style:text-properties style:font-name="Tahoma" fo:language="fr" fo:country="FR" fo:hyphenate="true"/>
    </style:style>
  </office:automatic-styles>
  <office:body>
    <office:text text:use-soft-page-breaks="true">
      <text:p text:style-name="P1">Modèle riches-pauvres dans un système de villes</text:p>
      <text:p text:style-name="P2">covis_urban_class.nlogo</text:p>
      <text:p text:style-name="P3">15 Avril 2020</text:p>
      <text:p text:style-name="P4">Clémentine Cottineau</text:p>
      <text:p text:style-name="P5"/>
      <text:p text:style-name="P6">Objectif</text:p>
      <text:p text:style-name="P7">Ce modèle a pour but de simuler la diffusion différencier d'un virus dans une population hétérogène, et<text:s/>notamment le fait qu'après la mise en place d'un confinement, un virus circulant plutôt dans la partie riche de la population (plus mobile) devient plus prévalent dans la partie défavorisée de la population (qui ne peut pas télétravailler et habite dans des logements collectifs notamment). Pour ce faire, le modèle simule les populations de plusieurs villes reliées entre elles par des infrastructures. Ces populations s'adonnent à trois activités principales pendant lesquelles une transmission du virus est possible: travailler, faire les courses et être à la maison.</text:p>
      <text:p text:style-name="P8"/>
      <text:p text:style-name="P9">Entités, variables d'état, échelles</text:p>
      <text:p text:style-name="Standard"><text:span text:style-name="T10">Les agents actifs les plus importants du modèle sont les humains (</text:span><text:span text:style-name="T11">people</text:span><text:span text:style-name="T12">) qui portent le virus et le transmettent. Ils ont plusieurs propriétés clés, comme le f</text:span><text:span text:style-name="T13">aire d'être en vie ou non (</text:span><text:span text:style-name="T14">alive?</text:span><text:span text:style-name="T15">), d'être infectés par le virus ou non, puis immunisés. Ils ont aussi des caractéristiques sociales différenciées, comme le fait d'être mobile, d'être actif et le type de travail exercé si c'est le cas (en deux catégories:<text:s/></text:span><text:span text:style-name="T16">travail essentiel non-télétravaillable ou travail non essentiel et télétravaillable). Enfin concernant leur résidence, on distingue les personnes selon leur type de résidence principale (en habitat individuel ou collectif) et s'ils disposent ou non d'une r</text:span><text:span text:style-name="T17">ésidence secondaire.</text:span></text:p>
      <text:p text:style-name="P18">Les autres “agents” du modèle sont passifs, ils correspondent aux villes (liées entre elles selon la force de leur potentiel d'interaction), aux emplois et aux résidences secondaires. Ces “agents” sont caractérisés principalement par le nombre de personnes qu'ils accueillent (pour les villes) ou leur occupant attitré (pour les emplois et les résidences secondaires).</text:p>
      <text:p text:style-name="P19">Au cours de la simulation, les variables d'état du modèle correspondent à la description de l'épidémie, avec le nombre de<text:s/>personnes saines, infectées, mortes et immunisées, mais aussi la part des personnes infectées dans les trois catégories socioéconomiques: % de pauvres infectés, % de moyens infectés et % de riches infectés.</text:p>
      <text:p text:style-name="P20">Le modèle fonctionne à deux échelles<text:s/>principales.<text:s/>L'infection des agents s'opère à l'échelle très locale puisqu'il faut que deux agents soient sur le même patch (la même cellule) pour pouvoir se transmettre le virus. Au contraire, la mobilité des agents s'opère aux échelles urbaine et interurbaine puisque<text:s/>les mobilités commerciales et professionnelles des personnes sont principalement dans la même ville, tandis que les plus riches peuvent avoir un emploi dans une autres villes proche et s'exiler dans leur résidence secondaire à l'activation du confinement.</text:p>
      <text:p text:style-name="P21"/>
      <text:p text:style-name="P22">Processus et scheduling</text:p>
      <text:p text:style-name="P23">Après initialisation des villes et des emplois, les personnes sont initialisées et une personne au hasard est infectée par le virus.</text:p>
      <text:p text:style-name="Standard"><text:span text:style-name="T24">A chaque étape du modèle, une série de 6 étapes est exécutée (</text:span><text:span text:style-name="T25">go</text:span><text:span text:style-name="T26">).</text:span></text:p>
      <text:p text:style-name="Standard"><text:span text:style-name="T27">- tout d'abord, on<text:s/></text:span><text:span text:style-name="T28">vérifie l'état de l'épidémie, en regardant notamment si le virus circule toujours dans la population synthétique. Si plus personne n'est infecté ou vivant, alors la simulation est arrêtée. De même, la début d'un pas de temps correspond à l'évaluation de l'</text:span><text:span text:style-name="T29">opportunité d'un confinement. Si le switch “l</text:span><text:span text:style-name="T30">ockdown-after-10-deaths</text:span><text:span text:style-name="T31">” est activé et que le nombre de décès dépasse 10, alors un confinement est automatiquement mis en place. Ce<text:s/></text:span><text:soft-page-break/><text:span text:style-name="T32">confinement signifie que les employés “non-essentiel” doivent rester chez eux e</text:span><text:span text:style-name="T33">t que les propriétaires de maisons secondaires ont l'occasion de s'y rendre.</text:span></text:p>
      <text:p text:style-name="P34">- à l'échelle des agents, une étape d'actualisation de l'épidémie est aussi réalisée. Chaque agent, s'il est infecté, met à jour la durée de son infection (il guérit si cette durée dépasse la durée de guérison) ainsi que sa probabilité de mourir.</text:p>
      <text:p text:style-name="P35">- Les agents vont ensuite se rendre à leur emploi, s'ils en ont un et selon les règles du confinement. Cette activité est sujette à la transmission du virus entre agents présent sur la même cellule.</text:p>
      <text:p text:style-name="Standard"><text:span text:style-name="T36">- les agents vont faire leurs courses (</text:span><text:span text:style-name="T37">go-shopping</text:span><text:span text:style-name="T38">) dans un magasin de proximité (en violet). Cette activité est sujette à la transmission du virus entre agents présent sur la même cellule.</text:span></text:p>
      <text:p text:style-name="Standard"><text:span text:style-name="T39">- les agents reviennent ensuite chez eux (</text:span><text:span text:style-name="T40">go-home</text:span><text:span text:style-name="T41">) ou d</text:span><text:span text:style-name="T42">ans leur résidence secondaire. Cette activité est sujette à la transmission du virus entre agents présent sur la même cellule, mais seulement si ils ont comme attribut “habitat collectif”.</text:span></text:p>
      <text:p text:style-name="P43">- Enfin, la simulation est actualisée (en terme de visualisation de<text:s/>la densité des cellules, de la visualisation de l'épidémie dans la couleur des agents et les graphiques, etc.).</text:p>
      <text:p text:style-name="P44"/>
      <text:p text:style-name="P45">Le modèle repose sur 2 switch et 12 paramètres.</text:p>
      <text:p text:style-name="P46">Les deux switch concernent l'activation du confinement après 10 morts, et la<text:s/>possibilité pour les agents de détenir une résidence secondaire.</text:p>
      <text:p text:style-name="P47">Les 12 paramètres se composent de 4 groupes:</text:p>
      <text:p text:style-name="P48">- les paramètres correspondant à des statistiques empiriques: le % d'emplois dans les secteurs essentiels, estimé à 47% pour la France, le % de ménages détenant une résidence secondaire, et le % de ménage résidant en habitat collectif.</text:p>
      <text:p text:style-name="P49">- les paramètres de génération du système de villes: le nombre de villes, la population maximale de chaque ville et le rayon de proximité pour l'appariemment entre emplois et employés.</text:p>
      <text:p text:style-name="P50">- les paramètres épidémiologiques: la probabilité d'infecteur un autre agent lorsqu'une personne infectées se trouve en contact rapprochée, le nombre de pas de temps moyen de la guérison et la probabilité de mourir à chaque pas de temps<text:s/>de l'infection</text:p>
      <text:p text:style-name="P51">- les paramètres liées à l'activité “faire ses courses”: le nombre de pas de temps moyen entre deux sessions de shopping, le nombre de magasins moyen par 100 habitants et le rayon de proximité pour apparier les agents avec un magasin de proximité.</text:p>
      <text:p text:style-name="P52"/>
      <text:p text:style-name="P53">Simulation et résultats</text:p>
      <text:p text:style-name="P54">Le modèle représente la diffusion de l'épidémie dans la population, qui n'est pas différenciée avant le confinement et qui affecte plus fortement le groupe des agents pauvres (c'est-à-dire travaillant dans les secteurs essentiels et habitant dans les habitats collectifs) que les autres, notamment les riches (travaillant dans les secteurs non-essentiels et habitant dans les habitats individuels).</text:p>
      <text:p text:style-name="P55"/>
      <text:soft-page-break/>
      <text:p text:style-name="P56">Brouillon post Q15</text:p>
      <text:p text:style-name="P57"/>
      <text:p text:style-name="P58"/>
      <text:p text:style-name="P59"/>
      <text:p text:style-name="P60"><text:span text:style-name="T61">Un virus de riche parce que, indépendamment des premiers cas dans le Hubei, les premiers à l’attraper hors de Chine ont été les personnes mobiles à l’international, qui ont propagé le virus de pays en pays par les aéroports, les grandes métropoles, les congrès et rassemblements internationaux. <text:s/>Comme le dit le Moskovski Komsomolets à propos de la situation russe: « C’est peu dire que nos classes moyennes – telles que récemment définies par le président [à savoir, la majorité des gens] - n’ont pas de quoi voyager à l’étranger, vu que pour elles c’est déjà la fête d’aller au supermarché. C’est pourquoi, dans notre réalité, ce coronavirus est la maladie des riches, ou du moins de ceux qui ont réussi. »<text:s/></text:span><text:a xlink:href="https://www.courrierinternational.com/article/analyse-le-covid-19-en-russie-serait-il-une-maladie-de-riches" office:target-frame-name="_top" xlink:show="replace"><text:span text:style-name="T62">https://www.courrierinternational.com/article/analyse-le-covid-19-en-russie-serait-il-une-maladie-de-riches</text:span></text:a><text:span text:style-name="T63"><text:s/>. Cette analyse est partagée par de nombreux média pour décrire la contamination initiale des élites, que ce soit au Brésil, au Mexique ou en Uruguay :</text:span><text:a xlink:href="https://www.france24.com/fr/20200407-comment-le-coronavirus-est-devenu-une-affaire-de-classes-en-am%C3%A9rique-du-sud" office:target-frame-name="_top" xlink:show="replace"><text:span text:style-name="T64">https://www.france24.com/fr/20200407-comment-le-coronavirus-est-devenu-une-affaire-de-classes-en-am%C3%A9rique-du-sud</text:span></text:a><text:span text:style-name="T65">. Elle illustrée par l’infection (et parfois la mort) de personnalités célèbres dans les premiers temps de l’épidémie: Manu Dibango, la chanteuse Pink, Tom Hanks, le prince Charles, Albert de Monaco, etc.</text:span></text:p>
      <text:p text:style-name="P66"/>
      <text:p text:style-name="P67"><text:span text:style-name="T68">Dans le même temps, de nombreux pays ont clamé que le virus était aveugle aux différences socioéconomiques. The Atlantic<text:s/></text:span><text:a xlink:href="https://www.theatlantic.com/international/archive/2020/03/boris-johnson-coronavirus-britain/608899/" office:target-frame-name="_top" xlink:show="replace"><text:span text:style-name="T69">https://www.theatlantic.com/international/archive/2020/03/boris-johnson-coronavirus-britain/608899/</text:span></text:a><text:span text:style-name="T70"><text:s/>affirme par exemple, à propos de Boris Johnson, que son infection illustre le fait que la maladie est universelle, qu’elle touche tous les groupes de la société sans se soucier de la richesse ou de la taille. Ceci est vrai dans le sens où le virus lui-même ne discrimine pas entre des poumons riches et des poumons pauvres.<text:s/></text:span></text:p>
      <text:p text:style-name="P71"/>
      <text:p text:style-name="P72">Toutefois, la probabilité de rencontrer le virus et de contracter la maladie paraît bien être devenue le domaine des plus fragiles de la société. En effet, avoir la possibilité de se laver les mains, devoir se rendre sur son lieu de travail car son emploi ne peut pas se réaliser à distance, habiter dans des lieux exigus et partager de nombreuses infrastructures collectives, tout ceci décrit le groupe des plus pauvres de nos sociétés, qui sont devenus les plus à risque concernant le coronavirus (sans compter les inégalités qu’un système de santé privé comme celui des Etats-Unis introduit, où bien les inégalités éducatives au sein de la population confinée).</text:p>
      <text:p text:style-name="P73"/>
      <text:p text:style-name="P74">Dans ce post, nous présentons un modèle qui réconcilie ces trois visions de la diffusion du virus parmi les classes socio-économiques. En effet, la probabilité de transmission du virus est indifférente à la classe sociale des agents infectés ou susceptible. La transmission du virus est donc aveugle. En revanche, la mise en contact des agents dépend de leur situation professionnelle (dans une industrie essentielle ou non, c’est-à-dire pouvant être menée à distance ou non) et de leur situation résidentielle (en habitat collectif ou individuel). C’est d’ailleurs ce qui, dans notre modèle, définit le fait d’être pauvre ou riche. Un agent est dit pauvre s’il vit en habitat collectif et travaille dans une industrie essentielle (non-télétravaillable) et riche s’il vit dans un habitat individuel et peut travailler à distance. Le reste de nos agents est défini comme « moyen ».</text:p>
      <text:p text:style-name="P75"/>
      <text:p text:style-name="P76">Les différences entre agents pauvres, moyens et riches se traduisent de trois manières:</text:p>
      <text:list text:style-name="LFO1" text:continue-numbering="true">
        <text:list-item>
          <text:p text:style-name="P77">Les agents des secteurs non-essentiels (dont font partie les riches) ont un rayon de mobilité professionnelle plus importante et peuvent donc effectuer des navettes professionnelles entre villes d’un même système, tandis que les agents des secteurs essentiels tendent à vivre et travailler dans la même ville. Cette hypothèse recouvre les résultats sur la mobilité différenciées des<text:s/><text:soft-page-break/>groupes socioéconomiques, c’est-à-dire le fait que les plus favorisés ont des mobilités plus fréquentes et plus lointaines, notamment entre villes.</text:p>
        </text:list-item>
        <text:list-item>
          <text:p text:style-name="P78">les agents vivant en habitat collectif (dont font partie les pauvres) peuvent se transmettre le virus lorsqu’ils reviennent chez eux, tandis que les agents vivant en habitat individuel ne se transmettent le virus que les lieux de travail et de courses.</text:p>
        </text:list-item>
        <text:list-item>
          <text:p text:style-name="P79">lorsque l’option est activée, les agents moyens et riches peuvent disposer d’une résidence secondaire hors des villes dans laquelle se confiner (si l’option est activée). La probabilité de détenir une telle résidence est deux fois plus forte chez les riches que chez les moyens, et nulle pour les pauvres.</text:p>
        </text:list-item>
      </text:list>
      <text:p text:style-name="P80">Le modèle épidémiologique fonctionne à deux échelles principales. L'infection des agents s'opère à l'échelle très locale puisqu'il faut que deux agents soient sur la même cellule pour pouvoir se transmettre le virus. Au contraire, la mobilité des agents s'opère aux échelles urbaine et interurbaine puisque les mobilités commerciales et professionnelles des personnes sont principalement dans la même ville, tandis que les plus riches peuvent avoir un emploi dans une autres villes proche et s'exiler dans leur résidence secondaire à l'activation du confinement.</text:p>
      <text:p text:style-name="P81"/>
      <text:p text:style-name="P82">Une fois ces différences posées, le reste de la simulation se déroule pour tout le monde de la même manière. Au début d’une simulation, une personne au hasard est infectée par le virus. Puis, à chaque étape du modèle, une série de 5 étapes est exécutée.</text:p>
      <text:p text:style-name="P83">- tout d'abord, on vérifie l'état de l'épidémie, en regardant notamment si le virus circule toujours dans la population synthétique. Si plus personne n'est infecté ou vivant, alors la simulation est arrêtée. De même, la début d'un pas de temps correspond à l'évaluation de l'opportunité d'un confinement. Si l’option est activée et que le nombre de décès dépasse 10, alors un confinement est automatiquement mis en place. Ce confinement signifie que les employés “non-essentiel” doivent rester chez eux et que les propriétaires de maisons secondaires ont l'occasion de s'y rendre.</text:p>
      <text:p text:style-name="P84">- à l'échelle des agents, une étape d'actualisation de l'épidémie est aussi réalisée. Chaque agent, s'il est infecté, met à jour la durée de son infection (il guérit si cette durée dépasse la durée de guérison) ainsi que sa probabilité de mourir.</text:p>
      <text:p text:style-name="P85">- Les agents vont ensuite se rendre à leur emploi, s'ils en ont un et selon les règles du confinement. Cette activité est sujette à la transmission du virus entre agents présent sur la même cellule.</text:p>
      <text:p text:style-name="P86">- les agents vont faire leurs courses dans un magasin de proximité. Cette activité est sujette à la transmission du virus entre agents présent sur la même cellule.</text:p>
      <text:p text:style-name="P87">- les agents reviennent ensuite chez eux ou dans leur résidence secondaire. Cette activité est sujette à la transmission du virus entre agents présent sur la même cellule, mais seulement si ils résident en “habitat collectif”.</text:p>
      <text:p text:style-name="P88"/>
      <text:p text:style-name="P89">A vous de jouer!</text:p>
      <text:p text:style-name="P90"/>
      <text:p text:style-name="P91">Le modèle représente la diffusion de l'épidémie dans la population, qui n'est pas différenciée avant le confinement et qui affecte plus fortement et plus longtemps le groupe des agents pauvres (c'est-à-dire travaillant dans les secteurs essentiels et habitant dans les habitats collectifs) que les autres, notamment les riches (travaillant dans les secteurs non-essentiels et habitant dans les habitats individuels).</text:p>
      <text:p text:style-name="P92"/>
      <text:p text:style-name="P93">C’est aussi simple que ça</text:p>
      <text:p text:style-name="P94"/>
      <text:p text:style-name="P95"/>
      <text:p text:style-name="P96"/>
      <text:p text:style-name="P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Tahoma" svg:font-family="Tahoma" style:font-family-generic="swiss" style:font-pitch="variable" svg:panose-1="2 11 6 4 3 5 4 4 2 4"/>
    <style:font-face style:name="AppleSystemUIFont" svg:font-family="AppleSystemUIFont" style:font-family-generic="system"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lémentine Cottineau</dc:creator>
    <meta:creation-date>2020-04-15T09:16:00Z</meta:creation-date>
    <dc:date>2020-04-15T09:40:00Z</dc:date>
    <meta:template xlink:href="Normal.dotm" xlink:type="simple"/>
    <meta:editing-cycles>8</meta:editing-cycles>
    <meta:editing-duration>PT1740S</meta:editing-duration>
    <meta:document-statistic meta:page-count="4" meta:paragraph-count="27" meta:word-count="2141" meta:character-count="13892" meta:row-count="98" meta:non-whitespace-character-count="11778"/>
  </office:meta>
</office:document-meta>
</file>